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9e9" officeooo:paragraph-rsid="000df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ęczna edycja danych:</text:p>
      <text:p text:style-name="P1">Usunac foldery Dose*, Localizers, 3D Saved 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3:04:00.796398027</meta:creation-date>
    <dc:date>2019-10-09T23:37:15.282482449</dc:date>
    <meta:editing-duration>PT23M4S</meta:editing-duration>
    <meta:editing-cycles>1</meta:editing-cycles>
    <meta:document-statistic meta:table-count="0" meta:image-count="0" meta:object-count="0" meta:page-count="1" meta:paragraph-count="2" meta:word-count="10" meta:character-count="69" meta:non-whitespace-character-count="61"/>
    <meta:generator>LibreOffice/6.0.7.3$Linux_X86_64 LibreOffice_project/00m0$Build-3</meta:generator>
  </office:meta>
</office:document-meta>
</file>